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1"/>
      </table:calculation-settings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>
            <text:p>I, annual (%)</text:p>
          </table:table-cell>
          <table:table-cell office:value-type="string">
            <text:p>T (years)</text:p>
          </table:table-cell>
          <table:table-cell office:value-type="string">
            <text:p>i, monthly (%)</text:p>
          </table:table-cell>
          <table:table-cell office:value-type="string">
            <text:p>n (months)</text:p>
          </table:table-cell>
          <table:table-cell office:value-type="string">
            <text:p>X = I*T/100 or i*n/100</text:p>
          </table:table-cell>
          <table:table-cell office:value-type="string">
            <text:p>2*X/(1-e^(-2*X))</text:p>
          </table:table-cell>
          <table:table-cell office:value-type="string">
            <text:p>1+X+X^2/3</text:p>
          </table:table-cell>
          <table:table-cell office:value-type="string">
            <text:p>1.1*(1+X)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[.B3]/12" office:value-type="float" office:value="0.416666666666667">
            <text:p>0.416666666666667</text:p>
          </table:table-cell>
          <table:table-cell table:formula="of:=[.C3]*12" office:value-type="float" office:value="120">
            <text:p>120</text:p>
          </table:table-cell>
          <table:table-cell table:formula="of:=0.5*[.B3]*[.C3]/100" office:value-type="float" office:value="0.25">
            <text:p>0.25</text:p>
          </table:table-cell>
          <table:table-cell table:formula="of:=2*[.F3]/(1-EXP(-2*[.F3]))" office:value-type="float" office:value="1.2707470412684">
            <text:p>1.2707470412684</text:p>
          </table:table-cell>
          <table:table-cell table:formula="of:=1+[.F3]+[.F3]^2/3" office:value-type="float" office:value="1.27083333333333">
            <text:p>1.27083333333333</text:p>
          </table:table-cell>
          <table:table-cell table:formula="of:=1.1*(1+[.F3])" office:value-type="float" office:value="1.375">
            <text:p>1.375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formula="of:=[.B4]/12" office:value-type="float" office:value="0.416666666666667">
            <text:p>0.416666666666667</text:p>
          </table:table-cell>
          <table:table-cell table:formula="of:=[.C4]*12" office:value-type="float" office:value="180">
            <text:p>180</text:p>
          </table:table-cell>
          <table:table-cell table:formula="of:=0.5*[.B4]*[.C4]/100" office:value-type="float" office:value="0.375">
            <text:p>0.375</text:p>
          </table:table-cell>
          <table:table-cell table:formula="of:=2*[.F4]/(1-EXP(-2*[.F4]))" office:value-type="float" office:value="1.42144135080176">
            <text:p>1.42144135080176</text:p>
          </table:table-cell>
          <table:table-cell table:formula="of:=1+[.F4]+[.F4]^2/3" office:value-type="float" office:value="1.421875">
            <text:p>1.421875</text:p>
          </table:table-cell>
          <table:table-cell table:formula="of:=1.1*(1+[.F4])" office:value-type="float" office:value="1.5125">
            <text:p>1.5125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[.B5]/12" office:value-type="float" office:value="0.416666666666667">
            <text:p>0.416666666666667</text:p>
          </table:table-cell>
          <table:table-cell table:formula="of:=[.C5]*12" office:value-type="float" office:value="240">
            <text:p>240</text:p>
          </table:table-cell>
          <table:table-cell table:formula="of:=0.5*[.B5]*[.C5]/100" office:value-type="float" office:value="0.5">
            <text:p>0.5</text:p>
          </table:table-cell>
          <table:table-cell table:formula="of:=2*[.F5]/(1-EXP(-2*[.F5]))" office:value-type="float" office:value="1.58197670686933">
            <text:p>1.58197670686933</text:p>
          </table:table-cell>
          <table:table-cell table:formula="of:=1+[.F5]+[.F5]^2/3" office:value-type="float" office:value="1.58333333333333">
            <text:p>1.58333333333333</text:p>
          </table:table-cell>
          <table:table-cell table:formula="of:=1.1*(1+[.F5])" office:value-type="float" office:value="1.65">
            <text:p>1.65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[.B6]/12" office:value-type="float" office:value="0.416666666666667">
            <text:p>0.416666666666667</text:p>
          </table:table-cell>
          <table:table-cell table:formula="of:=[.C6]*12" office:value-type="float" office:value="300">
            <text:p>300</text:p>
          </table:table-cell>
          <table:table-cell table:formula="of:=0.5*[.B6]*[.C6]/100" office:value-type="float" office:value="0.625">
            <text:p>0.625</text:p>
          </table:table-cell>
          <table:table-cell table:formula="of:=2*[.F6]/(1-EXP(-2*[.F6]))" office:value-type="float" office:value="1.75193889811627">
            <text:p>1.75193889811627</text:p>
          </table:table-cell>
          <table:table-cell table:formula="of:=1+[.F6]+[.F6]^2/3" office:value-type="float" office:value="1.75520833333333">
            <text:p>1.75520833333333</text:p>
          </table:table-cell>
          <table:table-cell table:formula="of:=1.1*(1+[.F6])" office:value-type="float" office:value="1.7875">
            <text:p>1.7875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formula="of:=[.B7]/12" office:value-type="float" office:value="0.416666666666667">
            <text:p>0.416666666666667</text:p>
          </table:table-cell>
          <table:table-cell table:formula="of:=[.C7]*12" office:value-type="float" office:value="360">
            <text:p>360</text:p>
          </table:table-cell>
          <table:table-cell table:formula="of:=0.5*[.B7]*[.C7]/100" office:value-type="float" office:value="0.75">
            <text:p>0.75</text:p>
          </table:table-cell>
          <table:table-cell table:formula="of:=2*[.F7]/(1-EXP(-2*[.F7]))" office:value-type="float" office:value="1.9308253751833">
            <text:p>1.9308253751833</text:p>
          </table:table-cell>
          <table:table-cell table:formula="of:=1+[.F7]+[.F7]^2/3" office:value-type="float" office:value="1.9375">
            <text:p>1.9375</text:p>
          </table:table-cell>
          <table:table-cell table:formula="of:=1.1*(1+[.F7])" office:value-type="float" office:value="1.925">
            <text:p>1.92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Arial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1">02/21/2011</text:date>, <text:time>14:0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hanadas Chandar</meta:initial-creator>
    <meta:creation-date>2011-02-21T13:29:25</meta:creation-date>
    <dc:date>2011-02-21T14:04:40</dc:date>
    <dc:creator>Mohanadas Chandar</dc:creator>
    <meta:editing-duration>PT00H02M34S</meta:editing-duration>
    <meta:editing-cycles>1</meta:editing-cycles>
    <meta:document-statistic meta:table-count="3" meta:cell-count="48" meta:object-count="0"/>
    <meta:generator>OpenOffice.org/3.2$Linux OpenOffice.org_project/320m12$Build-9483</meta:generator>
  </office:meta>
</office:document-meta>
</file>